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4826in" table:align="left"/>
    </style:style>
    <style:style style:name="Table1.A" style:family="table-column">
      <style:table-column-properties style:column-width="5.4826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4.8792in" table:align="left"/>
    </style:style>
    <style:style style:name="Table2.A" style:family="table-column">
      <style:table-column-properties style:column-width="4.879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Standard">
      <style:text-properties style:font-name="Liberation Serif1" style:font-name-asian="Liberation Serif1" style:font-name-complex="Liberation Serif1"/>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list-style-name="L1">
      <style:paragraph-properties fo:text-align="start" style:justify-single-word="false"/>
      <style:text-properties fo:font-size="10pt" style:font-size-asian="10pt" style:font-size-complex="10pt"/>
    </style:style>
    <style:style style:name="P10" style:family="paragraph" style:parent-style-name="Standard">
      <style:paragraph-properties fo:padding="0.0291in" fo:border-left="none" fo:border-right="none" fo:border-top="none" fo:border-bottom="0.06pt solid #000000" style:join-border="false"/>
    </style:style>
    <style:style style:name="P11"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style:font-name="Liberation Serif1" style:font-name-asian="Liberation Serif1" style:font-name-complex="Liberation Serif1"/>
    </style:style>
    <style:style style:name="T2" style:family="text">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T3" style:family="text">
      <style:text-properties style:font-name="Liberation Serif1"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T4" style:family="text">
      <style:text-properties style:font-name="Courier 10 Pitch" style:font-name-asian="Liberation Serif1" style:font-name-complex="Liberation Serif1"/>
    </style:style>
    <style:style style:name="T5" style:family="text">
      <style:text-properties style:font-name="Courier 10 Pitch" fo:font-size="10pt" style:font-name-asian="Liberation Serif1" style:font-size-asian="10pt" style:font-name-complex="Liberation Serif1" style:font-size-complex="10pt"/>
    </style:style>
    <style:style style:name="T6" style:family="text">
      <style:text-properties style:font-name="Courier 10 Pitch" fo:font-size="10pt" fo:font-weight="bold" style:font-name-asian="Liberation Serif1" style:font-size-asian="10pt" style:font-weight-asian="bold" style:font-name-complex="Liberation Serif1" style:font-size-complex="10pt" style:font-weight-complex="bold"/>
    </style:style>
    <style:style style:name="T7" style:family="text">
      <style:text-properties style:font-name="Courier 10 Pitch" fo:font-size="10pt" fo:font-weight="normal" style:font-name-asian="Liberation Serif1" style:font-size-asian="10pt" style:font-weight-asian="normal" style:font-name-complex="Liberation Serif1" style:font-size-complex="10pt" style:font-weight-complex="normal"/>
    </style:style>
    <style:style style:name="T8" style:family="text">
      <style:text-properties style:font-name="Courier 10 Pitch" fo:font-size="10pt" style:font-size-asian="10pt" style:font-size-complex="10pt"/>
    </style:style>
    <style:style style:name="T9" style:family="text">
      <style:text-properties style:text-position="super 58%" style:font-name="Liberation Serif" fo:font-size="12pt" fo:font-weight="bold" style:font-name-asian="Liberation Serif1" style:font-size-asian="12pt" style:font-weight-asian="bold" style:font-name-complex="Liberation Serif1" style:font-size-complex="12pt" style:font-weight-complex="bold"/>
    </style:style>
    <style:style style:name="T10"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11" style:family="text">
      <style:text-properties style:font-name="Liberation Serif"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T12" style:family="text">
      <style:text-properties fo:font-size="30pt" style:font-size-asian="30pt" style:font-size-complex="30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leb Faruki</text:p>
      <text:p text:style-name="P2">Dr. Xiaoxu Han</text:p>
      <text:p text:style-name="P2">CISC4080 Algorithms</text:p>
      <text:p text:style-name="P2">October 4, 2013</text:p>
      <text:p text:style-name="P3">Homework 1b: Questions 1 &amp; 2</text:p>
      <text:p text:style-name="P3"/>
      <text:p text:style-name="P1"><text:span text:style-name="T12">1.</text:span><draw:frame draw:style-name="fr1" draw:name="Object1" text:anchor-type="as-char" svg:y="-0.5339in" svg:width="4.8217in" svg:height="1.0339in" draw:z-index="0"><draw:object xlink:href="./Object 1" xlink:type="simple" xlink:show="embed" xlink:actuate="onLoad"/><draw:image xlink:href="./ObjectReplacements/Object 1" xlink:type="simple" xlink:show="embed" xlink:actuate="onLoad"/></draw:frame></text:p>
      <text:p text:style-name="Standard"><text:span text:style-name="T8">This matches our definition of Big-O. Therefore, the product of f1 and f2 is upwardly bounded by the product of g1 and g2.</text:span></text:p>
      <text:p text:style-name="P1"><text:span text:style-name="T12">2.</text:span><draw:frame draw:style-name="fr1" draw:name="Object2" text:anchor-type="as-char" svg:y="-0.2681in" svg:width="3.9898in" svg:height="0.4409in" draw:z-index="1"><draw:object xlink:href="./Object 2" xlink:type="simple" xlink:show="embed" xlink:actuate="onLoad"/><draw:image xlink:href="./ObjectReplacements/Object 2" xlink:type="simple" xlink:show="embed" xlink:actuate="onLoad"/></draw:frame></text:p>
      <text:p text:style-name="P5"/>
      <text:p text:style-name="Standard"><text:span text:style-name="T5">This means that </text:span><text:span text:style-name="T11">f(n)</text:span><text:span text:style-name="T5"> must grow at a faster rate than </text:span><text:span text:style-name="T11">g(n)</text:span><text:span text:style-name="T5">. If </text:span><text:span text:style-name="T3">k</text:span><text:span text:style-name="T5"> is a constant, that means for some input size,</text:span><text:span text:style-name="T1"> </text:span><text:span text:style-name="T2">n</text:span><text:span text:style-name="T1"> <text:s/></text:span><text:span text:style-name="T5">will exceed</text:span><text:span text:style-name="T4"> </text:span><text:span text:style-name="T2">k</text:span><text:span text:style-name="T1">. <text:s/></text:span><text:span text:style-name="T5">We know that </text:span><text:span text:style-name="T10">2</text:span><text:span text:style-name="T9">n</text:span><text:span text:style-name="T5"> grows faster that </text:span><text:span text:style-name="T10">n</text:span><text:span text:style-name="T9">2</text:span><text:span text:style-name="T5">. Therefore, we may induce that there exists an </text:span><text:span text:style-name="T11">N</text:span><text:span text:style-name="T5"> where:</text:span><text:span text:style-name="T5"><draw:frame draw:style-name="fr1" draw:name="Object3" text:anchor-type="as-char" svg:y="-0.172in" svg:width="1.4902in" svg:height="0.2075in" draw:z-index="2"><draw:object xlink:href="./Object 3" xlink:type="simple" xlink:show="embed" xlink:actuate="onLoad"/><draw:image xlink:href="./ObjectReplacements/Object 3" xlink:type="simple" xlink:show="embed" xlink:actuate="onLoad"/></draw:frame></text:span></text:p>
      <text:p text:style-name="P10"/>
      <text:p text:style-name="P7"><text:span text:style-name="T4">Insertion Sorting Analysis</text:span></text:p>
      <text:p text:style-name="P7"><text:span text:style-name="T4"/></text:p>
      <text:list xml:id="list235931052" text:style-name="L1">
        <text:list-item>
          <text:p text:style-name="P9"><text:span text:style-name="T4">WORST = O(n^2), BEST = O(n), AVERAGE = O(n^2)</text:span></text:p>
        </text:list-item>
        <text:list-item>
          <text:p text:style-name="P9"><text:span text:style-name="T4"/></text:p>
        </text:list-item>
      </text:list>
      <table:table table:name="Table1" table:style-name="Table1">
        <table:table-column table:style-name="Table1.A"/>
        <table:table-row>
          <table:table-cell table:style-name="Table1.A1" office:value-type="string">
            <text:p text:style-name="P11">It took 0 clicks, (0.000000 seconds) to sort this array of 10 entries </text:p>
          </table:table-cell>
        </table:table-row>
        <table:table-row>
          <table:table-cell table:style-name="Table1.A2" office:value-type="string">
            <text:p text:style-name="P11">It took 0 clicks, (0.000000 seconds) to sort this array of 100 entries </text:p>
          </table:table-cell>
        </table:table-row>
        <table:table-row>
          <table:table-cell table:style-name="Table1.A2" office:value-type="string">
            <text:p text:style-name="P11">It took 0 clicks, (0.000000 seconds) to sort this array of 1000 entries </text:p>
          </table:table-cell>
        </table:table-row>
        <table:table-row>
          <table:table-cell table:style-name="Table1.A2" office:value-type="string">
            <text:p text:style-name="P11">It took 120000 clicks, (0.120000 seconds) to sort this array of 10000 entries </text:p>
          </table:table-cell>
        </table:table-row>
        <table:table-row>
          <table:table-cell table:style-name="Table1.A2" office:value-type="string">
            <text:p text:style-name="P11">It took 11630000 clicks, (11.630000 seconds) to sort this array of 100000 entries </text:p>
          </table:table-cell>
        </table:table-row>
        <table:table-row>
          <table:table-cell table:style-name="Table1.A2" office:value-type="string">
            <text:p text:style-name="P11">It took 1168800000 clicks, (1168.800000 seconds) to sort this array of 1000000 entries </text:p>
          </table:table-cell>
        </table:table-row>
      </table:table>
      <text:p text:style-name="P8"><text:span text:style-name="T4"/></text:p>
      <text:p text:style-name="P6"><text:span text:style-name="T5">We can infer from these results that insertSort() gets exponentially more </text:span><text:span text:style-name="T6">in</text:span><text:span text:style-name="T7">efficient as the input size grows past 10^4.</text:span></text:p>
      <text:p text:style-name="P6"><text:span text:style-name="T7">4.</text:span></text:p>
      <table:table table:name="Table2" table:style-name="Table2">
        <table:table-column table:style-name="Table2.A"/>
        <table:table-row>
          <table:table-cell table:style-name="Table2.A1" office:value-type="string">
            <text:p text:style-name="P11">It took 10000 clicks, (0.010000 secs) to sort a 10^6 array best case.</text:p>
          </table:table-cell>
        </table:table-row>
        <table:table-row>
          <table:table-cell table:style-name="Table2.A2" office:value-type="string">
            <text:p text:style-name="P11">It took -1825547296 clicks, (-1825.547296 secs) to sort a 10^6 array worst case.</text:p>
          </table:table-cell>
        </table:table-row>
        <table:table-row>
          <table:table-cell table:style-name="Table2.A2" office:value-type="string">
            <text:p text:style-name="P11">It took 1168800000 clicks, (1168.800000 seconds) to sort a 10^6 array average case.</text:p>
          </table:table-cell>
        </table:table-row>
      </table:table>
      <text:p text:style-name="P6"><text:span text:style-name="T7"/></text:p>
      <text:p text:style-name="P6"><text:span text:style-name="T7">While there may be cases where an array is pretty much sorted, that situation is trivial since a sort function is only useful for unsorted arrays. An array that needs sorting is assumed to be unsorted. Thus, we need an algorithm that is reliably faster in its worst- and average-case scenario. </text:span></text:p>
      <text:p text:style-name="P6"><text:span text:style-name="T7"/></text:p>
      <text:p text:style-name="P6"><text:span text:style-name="T7">If the array is small, insertSort() is great. But if we have a much larger array, we need a sort function that operates faster in its worst case. In fact, insertSort() is so slow in worst case for large input that it exceeds the max number of bytes allocated for the int data-type, causing overflow. Therefore, wee should not rely on insertSort() for sorting an array based on these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19:31:48</meta:creation-date>
    <dc:date>2013-10-04T06:38:48</dc:date>
    <meta:editing-duration>PT6H39M2S</meta:editing-duration>
    <meta:editing-cycles>61</meta:editing-cycles>
    <meta:generator>LibreOffice/3.5$Linux_x86 LibreOffice_project/350m1$Build-2</meta:generator>
    <meta:document-statistic meta:table-count="2" meta:image-count="0" meta:object-count="3" meta:page-count="1" meta:paragraph-count="24" meta:word-count="357" meta:character-count="2017" meta:non-whitespace-character-count="1667"/>
  </office:meta>
</office:document-meta>
</file>

<file path=Object 1/content.xml><?xml version="1.0" encoding="utf-8"?>
<math xmlns="http://www.w3.org/1998/Math/MathML">
  <semantics>
    <mtable>
      <mtr>
        <mtd>
          <mrow>
            <mrow>
              <mo stretchy="false">[</mo>
              <mrow>
                <msub>
                  <mi>f</mi>
                  <mn>1</mn>
                </msub>
                <mrow>
                  <mrow>
                    <mo stretchy="false">(</mo>
                    <mrow>
                      <mi>n</mi>
                    </mrow>
                    <mo stretchy="false">)</mo>
                  </mrow>
                  <mo stretchy="false">=</mo>
                  <mi>O</mi>
                </mrow>
                <mrow>
                  <mo stretchy="false">(</mo>
                  <mrow>
                    <msub>
                      <mi>g</mi>
                      <mn>1</mn>
                    </msub>
                    <mrow>
                      <mo stretchy="false">(</mo>
                      <mrow>
                        <mi>n</mi>
                      </mrow>
                      <mo stretchy="false">)</mo>
                    </mrow>
                  </mrow>
                  <mo stretchy="false">)</mo>
                </mrow>
                <mrow>
                  <mi/>
                  <mo stretchy="false">∧</mo>
                  <mi/>
                </mrow>
                <msub>
                  <mi>f</mi>
                  <mn>2</mn>
                </msub>
                <mrow>
                  <mrow>
                    <mo stretchy="false">(</mo>
                    <mrow>
                      <mi>n</mi>
                    </mrow>
                    <mo stretchy="false">)</mo>
                  </mrow>
                  <mo stretchy="false">=</mo>
                  <mi>O</mi>
                </mrow>
                <mrow>
                  <mo stretchy="false">(</mo>
                  <mrow>
                    <msub>
                      <mi>g</mi>
                      <mn>2</mn>
                    </msub>
                    <mrow>
                      <mo stretchy="false">(</mo>
                      <mrow>
                        <mi>n</mi>
                      </mrow>
                      <mo stretchy="false">)</mo>
                    </mrow>
                  </mrow>
                  <mo stretchy="false">)</mo>
                </mrow>
              </mrow>
              <mo stretchy="false">]</mo>
            </mrow>
            <mo stretchy="false">⇒</mo>
            <msub>
              <mi>f</mi>
              <mn>1</mn>
            </msub>
            <mrow>
              <mrow>
                <mo stretchy="false">(</mo>
                <mrow>
                  <mi>n</mi>
                </mrow>
                <mo stretchy="false">)</mo>
              </mrow>
              <mo stretchy="false">⋅</mo>
              <msub>
                <mi>f</mi>
                <mn>2</mn>
              </msub>
            </mrow>
            <mrow>
              <mrow>
                <mo stretchy="false">(</mo>
                <mrow>
                  <mi>n</mi>
                </mrow>
                <mo stretchy="false">)</mo>
              </mrow>
              <mo stretchy="false">=</mo>
              <mi>O</mi>
            </mrow>
            <mrow>
              <mo stretchy="false">(</mo>
              <mrow>
                <msub>
                  <mi>g</mi>
                  <mn>1</mn>
                </msub>
                <mrow>
                  <mrow>
                    <mo stretchy="false">(</mo>
                    <mrow>
                      <mi>n</mi>
                    </mrow>
                    <mo stretchy="false">)</mo>
                  </mrow>
                  <mo stretchy="false">⋅</mo>
                  <msub>
                    <mi>g</mi>
                    <mn>2</mn>
                  </msub>
                </mrow>
                <mrow>
                  <mo stretchy="false">(</mo>
                  <mrow>
                    <mi>n</mi>
                  </mrow>
                  <mo stretchy="false">)</mo>
                </mrow>
              </mrow>
              <mo stretchy="false">)</mo>
            </mrow>
          </mrow>
        </mtd>
      </mtr>
      <mtr>
        <mtd>
          <mrow/>
        </mtd>
      </mtr>
      <mtr>
        <mtd>
          <mrow>
            <mrow>
              <mo stretchy="false">(</mo>
              <mrow>
                <mrow>
                  <msub>
                    <mi>f</mi>
                    <mn>1</mn>
                  </msub>
                  <mo stretchy="false">≤</mo>
                  <mrow>
                    <msub>
                      <mi>c</mi>
                      <mn>1</mn>
                    </msub>
                    <mo stretchy="false">⋅</mo>
                    <msub>
                      <mi>g</mi>
                      <mn>1</mn>
                    </msub>
                  </mrow>
                </mrow>
                <mrow>
                  <mi/>
                  <mo stretchy="false">∧</mo>
                  <mi/>
                </mrow>
                <mrow>
                  <msub>
                    <mi>f</mi>
                    <mn>2</mn>
                  </msub>
                  <mo stretchy="false">≤</mo>
                  <mrow>
                    <msub>
                      <mi>c</mi>
                      <mn>2</mn>
                    </msub>
                    <mo stretchy="false">⋅</mo>
                    <msub>
                      <mi>g</mi>
                      <mn>2</mn>
                    </msub>
                  </mrow>
                </mrow>
              </mrow>
              <mo stretchy="false">)</mo>
            </mrow>
            <mo stretchy="false">⇒</mo>
            <mrow>
              <mo stretchy="false">(</mo>
              <mrow>
                <mrow>
                  <msub>
                    <mi>f</mi>
                    <mn>1</mn>
                  </msub>
                  <mo stretchy="false">⋅</mo>
                  <msub>
                    <mi>f</mi>
                    <mn>2</mn>
                  </msub>
                </mrow>
                <mrow>
                  <mi/>
                  <mo stretchy="false">≤</mo>
                  <mi/>
                </mrow>
                <mrow>
                  <mrow>
                    <mrow>
                      <msub>
                        <mi>c</mi>
                        <mn>1</mn>
                      </msub>
                      <mo stretchy="false">⋅</mo>
                      <msub>
                        <mi>g</mi>
                        <mn>1</mn>
                      </msub>
                    </mrow>
                    <mo stretchy="false">⋅</mo>
                    <msub>
                      <mi>c</mi>
                      <mn>2</mn>
                    </msub>
                  </mrow>
                  <mo stretchy="false">⋅</mo>
                  <msub>
                    <mi>g</mi>
                    <mn>2</mn>
                  </msub>
                </mrow>
              </mrow>
              <mo stretchy="false">)</mo>
            </mrow>
            <mi>,</mi>
          </mrow>
        </mtd>
      </mtr>
      <mtr>
        <mtd>
          <mrow/>
        </mtd>
      </mtr>
      <mtr>
        <mtd>
          <mrow>
            <mi mathvariant="italic">Let</mi>
            <mrow>
              <mi>c</mi>
              <mo stretchy="false">=</mo>
              <mrow>
                <msub>
                  <mi>c</mi>
                  <mn>1</mn>
                </msub>
                <mo stretchy="false">⋅</mo>
                <msub>
                  <mi>c</mi>
                  <mn>2</mn>
                </msub>
              </mrow>
            </mrow>
            <mi/>
            <mi>,</mi>
            <mi/>
            <mrow>
              <mi>f</mi>
              <mo stretchy="false">=</mo>
              <mrow>
                <msub>
                  <mi>f</mi>
                  <mn>1</mn>
                </msub>
                <mo stretchy="false">⋅</mo>
                <msub>
                  <mi>f</mi>
                  <mn>2</mn>
                </msub>
              </mrow>
            </mrow>
            <mi/>
            <mi>,</mi>
            <mi/>
            <mrow>
              <mi>g</mi>
              <mo stretchy="false">=</mo>
              <mrow>
                <msub>
                  <mi>g</mi>
                  <mn>1</mn>
                </msub>
                <mo stretchy="false">⋅</mo>
                <msub>
                  <mi>g</mi>
                  <mn>2</mn>
                </msub>
              </mrow>
            </mrow>
            <mi>,</mi>
            <mi/>
            <mi mathvariant="italic">so</mi>
            <mi/>
            <mrow>
              <mi>f</mi>
              <mo stretchy="false">≤</mo>
              <mrow>
                <mi>c</mi>
                <mo stretchy="false">⋅</mo>
                <mi>g</mi>
              </mrow>
            </mrow>
          </mrow>
        </mtd>
      </mtr>
    </mtable>
    <annotation encoding="StarMath 5.0">[f_1(n)=O(g_1(n)) ~&amp;~ f_2(n)=O(g_2(n))] drarrow f_1(n) cdot f_2(n) = O(g_1(n) cdot g_2(n)) newline newline 

(f_1 &lt;= c_1 cdot g_1 ~&amp;~ f_2 &lt;= c_2 cdot g_2) drarrow (f_1 cdot f_2 ~&lt;=~ c_1 cdot g_1 cdot c_2 cdot g_2), newline newline
Let c = c_1 cdot c_2 ~,~ f = f_1 cdot f_2 ~,~ g = g_1 cdot g_2 ,~so~ f &lt;= c cdot g</annotation>
  </semantics>
</math>
</file>

<file path=Object 2/content.xml><?xml version="1.0" encoding="utf-8"?>
<math xmlns="http://www.w3.org/1998/Math/MathML">
  <semantics>
    <mrow>
      <mrow>
        <msup>
          <mn>3</mn>
          <mi>n</mi>
        </msup>
        <mo stretchy="false">=</mo>
        <mi>ω</mi>
      </mrow>
      <mrow>
        <mo stretchy="false">(</mo>
        <mrow>
          <msup>
            <mi>n</mi>
            <mi>k</mi>
          </msup>
        </mrow>
        <mo stretchy="false">)</mo>
      </mrow>
      <mi>,</mi>
      <mi mathvariant="italic">where</mi>
      <mi mathvariant="italic">constant</mi>
      <mi>k</mi>
      <mrow>
        <mi/>
        <mo stretchy="false">&gt;</mo>
        <mi/>
      </mrow>
      <mn>1</mn>
      <mo stretchy="false">⇒</mo>
      <mfrac>
        <mrow>
          <mi mathvariant="italic">limit</mi>
        </mrow>
        <mrow>
          <mi>n</mi>
          <mi>→</mi>
          <mi>∞</mi>
        </mrow>
      </mfrac>
      <mi/>
      <mfrac>
        <mrow>
          <mi>f</mi>
          <mrow>
            <mo stretchy="false">(</mo>
            <mrow>
              <mi>n</mi>
            </mrow>
            <mo stretchy="false">)</mo>
          </mrow>
        </mrow>
        <mrow>
          <mi>g</mi>
          <mrow>
            <mo stretchy="false">(</mo>
            <mrow>
              <mi>n</mi>
            </mrow>
            <mo stretchy="false">)</mo>
          </mrow>
        </mrow>
      </mfrac>
      <mrow>
        <mi/>
        <mo stretchy="false">=</mo>
        <mi/>
      </mrow>
      <mfrac>
        <msup>
          <mn>3</mn>
          <mi>n</mi>
        </msup>
        <msup>
          <mi>n</mi>
          <mi>k</mi>
        </msup>
      </mfrac>
      <mo stretchy="false">⇒</mo>
      <mi>∞</mi>
    </mrow>
    <annotation encoding="StarMath 5.0">3^n = ω(n^k), where constant k`&gt;`1 drarrow {limit}over{n→∞}  `{f(n)}over{g(n)} ~=~ 3^n over n^k drarrow ∞</annotation>
  </semantics>
</math>
</file>

<file path=Object 3/content.xml><?xml version="1.0" encoding="utf-8"?>
<math xmlns="http://www.w3.org/1998/Math/MathML">
  <semantics>
    <mrow>
      <mrow>
        <msup>
          <mn>3</mn>
          <mi>N</mi>
        </msup>
        <mo stretchy="false">≥</mo>
        <msup>
          <mi>N</mi>
          <mi>k</mi>
        </msup>
      </mrow>
      <mi>,</mi>
      <mi/>
      <mi mathvariant="italic">where</mi>
      <mi/>
      <mrow>
        <mi>N</mi>
        <mo stretchy="false">&gt;</mo>
        <mi>k</mi>
      </mrow>
    </mrow>
    <annotation encoding="StarMath 5.0">3^N &gt;= N^k, `where` N &gt; k</annotation>
  </semantics>
</math>
</file>